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8000"/>
    </style:style>
    <style:style style:name="P5" style:family="paragraph" style:parent-style-name="Standard" style:list-style-name="L1">
      <style:text-properties fo:color="#000000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pmessages</text:p>
      <text:p text:style-name="P3"/>
      <text:p text:style-name="P7">THIS MODUL IS DEPENDENT OF phpmessagesfinduser MODULE</text:p>
      <text:p text:style-name="P3"/>
      <text:p text:style-name="P3"/>
      <text:p text:style-name="Standard"/>
      <text:p text:style-name="P1">*********FRONT PAGE***************************</text:p>
      <text:p text:style-name="Standard"/>
      <text:p text:style-name="Standard"><text:span text:style-name="T1">phpmessagesShowConversationButtonFrontPage</text:span>.js handle the conversation button used in the front page to notice the user that a new conversation is going on...</text:p>
      <text:p text:style-name="Standard">//SET CONVERSATION IDS</text:p>
      <text:p text:style-name="Standard">//SET FLAG FROM FRONTPAGE</text:p>
      <text:p text:style-name="Standard">//GO TO mensajes.html WITH FLAG ACTIVATED AND IDS (LOCAL STORAGE)</text:p>
      <text:p text:style-name="Standard"/>
      <text:p text:style-name="Standard"/>
      <text:p text:style-name="Standard"><text:span text:style-name="T1">phpmessagesShowNewMessagesToFrontPage</text:span>.js <text:span text:style-name="T2">get</text:span>(phpmessagesShowNewMessages.php) REFRESH EVERY 10 SECS TO SHOW ALL THE NEW MESSAGES IN THE FORNT PAGE AS A TEASER WITH A BUTTON TO SEE CONVERSATION.</text:p>
      <text:p text:style-name="Standard"/>
      <text:p text:style-name="P1">*********END FRONT PAGE***************************</text:p>
      <text:p text:style-name="P1"/>
      <text:p text:style-name="P2">phpmessagesStart.js </text:p>
      <text:list xml:id="list30417914" text:style-name="L1">
        <text:list-item>
          <text:p text:style-name="P5">IF CONVERSATION FLAG FROM FRONTPAGE IS ACTIVATED (LOCAL STORAGE) THEN SHOW CONVERSATION.</text:p>
        </text:list-item>
        <text:list-item>
          <text:p text:style-name="P5">SHOW ALL MESSAGES</text:p>
        </text:list-item>
      </text:list>
      <text:p text:style-name="P1"/>
      <text:p text:style-name="P1"/>
      <text:p text:style-name="Standard"/>
      <text:p text:style-name="Standard"><text:span text:style-name="T1">phpmessagesShowAllMessages</text:span>: <text:span text:style-name="T2">get</text:span><text:span text:style-name="T3">(</text:span>phpmessagesShowAllMessages.php) show all messages at start</text:p>
      <text:p text:style-name="Standard"/>
      <text:p text:style-name="Standard"><text:span text:style-name="T1">phpmessagesShowAllMessagesNoStatus</text:span>.js the same as <text:span text:style-name="T1">phpmessagesShowAllMessages</text:span> without status(loading... status), because it wants to run invisible in the background, refreshing all the time.</text:p>
      <text:p text:style-name="Standard"/>
      <text:p text:style-name="P1">***********CHAT************************************</text:p>
      <text:p text:style-name="Standard"><text:span text:style-name="T1">phpmessagesShowConversation</text:span>: <text:span text:style-name="T2">get</text:span><text:span text:style-name="T3">(</text:span>phpmessagesShowConversation) show the conversation selected by the user</text:p>
      <text:p text:style-name="P1"/>
      <text:p text:style-name="Standard"><text:span text:style-name="T1">phpmessagesShowConversationNoStatus</text:span>.js the same AS <text:span text:style-name="T1">phpmessagesShowConversation</text:span> without status(loading... status), because it wants to run invisible in the background, refreshing all the time. When the user is chatting.</text:p>
      <text:p text:style-name="Standard"/>
      <text:p text:style-name="Standard"><text:span text:style-name="T1">phpmessagesRefreshConversationAuto</text:span>.js : refresh automatically the conversations as the ussers are chatting, calling for this purpose the js function phpmessagesShowConversationNoStatus(conversationIds);</text:p>
      <text:p text:style-name="Standard"/>
      <text:p text:style-name="Standard"><text:span text:style-name="T1">phpmessagesShowConversationButton</text:span>.js call the js function <text:span text:style-name="T4">phpmessagesShowConversation(friendids);</text:span></text:p>
      <text:p text:style-name="Standard"/>
      <text:p text:style-name="P1">***********END CHAT************************************</text:p>
      <text:p text:style-name="Standard"><text:span text:style-name="T1">phpmessagesButtonNewMessage</text:span>.js OPEN A NEW MESSAGE-CHAT </text:p>
      <text:p text:style-name="Standard"/>
      <text:p text:style-name="Standard"><text:soft-page-break/><text:span text:style-name="T1">phpmessagesShowNewMessages</text:span>: <text:span text:style-name="T2">get</text:span><text:span text:style-name="T3">(</text:span>phpmessagesShowNewMessages) shows new messages as yellow, with a button to see conversation.</text:p>
      <text:p text:style-name="Standard"/>
      <text:p text:style-name="Standard"><text:span text:style-name="T1">phpmessagesSubmitMessage</text:span>: <text:span text:style-name="T2">post</text:span>(phpmessagesSubmitMessag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7M2S</meta:editing-duration>
    <meta:editing-cycles>15</meta:editing-cycles>
    <meta:generator>OpenOffice.org/3.3$Win32 OpenOffice.org_project/330m20$Build-9567</meta:generator>
    <dc:date>2014-04-29T10:29:31.54</dc:date>
    <meta:document-statistic meta:table-count="0" meta:image-count="0" meta:object-count="0" meta:page-count="2" meta:paragraph-count="23" meta:word-count="205" meta:character-count="1989"/>
    <meta:user-defined meta:name="Info 1"/>
    <meta:user-defined meta:name="Info 2"/>
    <meta:user-defined meta:name="Info 3"/>
    <meta:user-defined meta:name="Info 4"/>
  </office:meta>
</office:document-meta>
</file>